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1.778cm" svg:x="6.207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6.08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1.778cm" svg:x="7.604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85cm" svg:height="3.937cm" svg:x="2.778cm" svg:y="3.794cm">
          <text:p text:style-name="P1">F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985cm" svg:height="3.937cm" svg:x="16.367cm" svg:y="3.794cm">
          <text:p text:style-name="P1">Reser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985cm" svg:height="3.937cm" svg:x="16.367cm" svg:y="13.827cm">
          <text:p text:style-name="P1">Revers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985cm" svg:height="3.937cm" svg:x="3.032cm" svg:y="13.827cm">
          <text:p text:style-name="P1">Forw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cm" svg:y1="10.144cm" svg:x2="26.94cm" svg:y2="10.271cm">
          <text:p/>
        </draw:line>
        <draw:custom-shape draw:style-name="gr1" draw:text-style-name="P1" draw:layer="layout" svg:width="6.858cm" svg:height="0.889cm" svg:x="9.763cm" svg:y="4.4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6.858cm" svg:height="0.889cm" svg:x="9.89cm" svg:y="14.4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6.985cm" svg:height="0.762cm" svg:x="9.382cm" svg:y="6.33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6.985cm" svg:height="0.762cm" svg:x="9.763cm" svg:y="16.3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5.715cm" svg:height="1.651cm" svg:x="1cm" svg:y="1cm">
          <text:p text:style-name="P1">Blocks</text:p>
          <draw:enhanced-geometry svg:viewBox="0 0 21600 21600" draw:type="rectangle" draw:enhanced-path="M 0 0 L 21600 0 21600 21600 0 21600 0 0 Z N"/>
        </draw:custom-shape>
        <draw:frame draw:style-name="gr5" draw:layer="layout" svg:width="5.667cm" svg:height="0.962cm" svg:x="10.144cm" svg:y="3.54cm">
          <draw:text-box>
            <text:p>Reserve Block &gt; 0</text:p>
          </draw:text-box>
        </draw:frame>
        <draw:frame draw:style-name="gr5" draw:layer="layout" svg:width="5.667cm" svg:height="0.962cm" svg:x="11.081cm" svg:y="6.842cm">
          <draw:text-box>
            <text:p>Reserve Block = 0</text:p>
          </draw:text-box>
        </draw:frame>
        <draw:frame draw:style-name="gr5" draw:layer="layout" svg:width="5.171cm" svg:height="0.962cm" svg:x="11.541cm" svg:y="13.7cm">
          <draw:text-box>
            <text:p>Power Reversed</text:p>
          </draw:text-box>
        </draw:frame>
        <draw:frame draw:style-name="gr5" draw:layer="layout" svg:width="4.773cm" svg:height="0.962cm" svg:x="11.848cm" svg:y="17.056cm">
          <draw:text-box>
            <text:p>Power Forward</text:p>
          </draw:text-box>
        </draw:frame>
        <draw:custom-shape draw:style-name="gr1" draw:text-style-name="P1" draw:layer="layout" svg:width="0.889cm" svg:height="0.889cm" svg:x="7.477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bian </meta:initial-creator>
    <meta:creation-date>2014-04-29T12:33:45</meta:creation-date>
    <dc:date>2014-04-29T12:46:18</dc:date>
    <dc:creator>debian </dc:creator>
    <meta:editing-duration>PT5M43S</meta:editing-duration>
    <meta:editing-cycles>2</meta:editing-cycles>
    <meta:generator>LibreOffice/3.5$Linux_x86 LibreOffice_project/350m1$Build-2</meta:generator>
    <meta:document-statistic meta:object-count="18"/>
  </office:meta>
</office:document-meta>
</file>